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a4d" officeooo:paragraph-rsid="00151a4d"/>
    </style:style>
    <style:style style:name="P2" style:family="paragraph" style:parent-style-name="Standard">
      <style:paragraph-properties fo:text-align="center" style:justify-single-word="false"/>
      <style:text-properties fo:font-size="16pt" officeooo:rsid="00151a4d" officeooo:paragraph-rsid="00151a4d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tion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9:48:13.781475406</meta:creation-date>
    <dc:date>2017-06-12T09:48:42.194817037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3"/>
    <meta:generator>LibreOffice/5.1.6.2$Linux_X86_64 LibreOffice_project/10m0$Build-2</meta:generator>
  </office:meta>
</office:document-meta>
</file>